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1DDF84439B1.png" manifest:media-type="image/png"/>
  <manifest:file-entry manifest:full-path="Pictures/10000201000001DD000001DDEB954182.png" manifest:media-type="image/png"/>
  <manifest:file-entry manifest:full-path="Pictures/10000201000001DD000001DD9F80D00F.png" manifest:media-type="image/png"/>
  <manifest:file-entry manifest:full-path="Pictures/10000201000001DD000001DD1CFA0A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top" draw:auto-grow-height="false" fo:min-height="8.212cm" fo:min-width="7.262cm" fo:padding-top="0.15cm" fo:padding-bottom="0.15cm" fo:padding-left="0.125cm" fo:padding-right="0.12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9.3cm" svg:x="6.7cm" svg:y="9cm">
          <text:p text:style-name="P1">008884</text:p>
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cm" svg:height="4cm" svg:x="11cm" svg:y="10cm">
          <draw:image xlink:href="Pictures/10000201000001DD000001DD1CFA0A07.png" xlink:type="simple" xlink:show="embed" xlink:actuate="onLoad">
            <text:p/>
          </draw:image>
        </draw:frame>
        <draw:frame draw:style-name="gr2" draw:text-style-name="P1" draw:layer="layout" svg:width="4cm" svg:height="4cm" svg:x="11cm" svg:y="14cm">
          <draw:image xlink:href="Pictures/10000201000001DD000001DD9F80D00F.png" xlink:type="simple" xlink:show="embed" xlink:actuate="onLoad">
            <text:p/>
          </draw:image>
        </draw:frame>
        <draw:frame draw:style-name="gr2" draw:text-style-name="P1" draw:layer="layout" svg:width="4cm" svg:height="4cm" svg:x="7cm" svg:y="14cm">
          <draw:image xlink:href="Pictures/10000201000001DD000001DDEB954182.png" xlink:type="simple" xlink:show="embed" xlink:actuate="onLoad">
            <text:p/>
          </draw:image>
        </draw:frame>
        <draw:frame draw:style-name="gr2" draw:text-style-name="P1" draw:layer="layout" svg:width="4cm" svg:height="4cm" svg:x="7cm" svg:y="10cm">
          <draw:image xlink:href="Pictures/10000201000001DD000001DDF84439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4:42:17.184994280</meta:creation-date>
    <meta:print-date>2015-06-15T14:45:43.968855925</meta:print-date>
    <dc:date>2015-06-15T14:50:48.344524249</dc:date>
    <meta:editing-duration>PT8M32S</meta:editing-duration>
    <meta:editing-cycles>1</meta:editing-cycles>
    <meta:document-statistic meta:object-count="5"/>
    <meta:generator>LibreOffice/4.3.3.2$Linux_X86_64 LibreOffice_project/430m0$Build-2</meta:generator>
  </office:meta>
</office:document-meta>
</file>